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ab013"/>
    </style:style>
    <style:style style:name="P2" style:family="paragraph" style:parent-style-name="Standard">
      <style:text-properties officeooo:rsid="001ab013" officeooo:paragraph-rsid="001ab013"/>
    </style:style>
    <style:style style:name="P3" style:family="paragraph" style:parent-style-name="Standard">
      <style:text-properties officeooo:paragraph-rsid="001ab013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officeooo:rsid="001ab01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1. Prác</text:span>tica <text:span text:style-name="T1">1, diapositiva 15 del temario, Objetivo Profesional y metas a corto, medio y largo</text:span></text:p>
      <text:p text:style-name="P2">plazo</text:p>
      <text:p text:style-name="P2"/>
      <text:p text:style-name="P3"><text:span text:style-name="T1">Objetivo Profesional: </text:span>Convertirme en desarrolladora web full-stack, capaz de participar en proyectos innovadores que mejoren la vida de las personas, y crecer en una empresa tecnológica que apueste por el trabajo en equipo y la formación continua.</text:p>
      <text:p text:style-name="P3"/>
      <text:p text:style-name="Text_20_body">Corto plazo (0-2 años)</text:p>
      <text:list text:style-name="L1">
        <text:list-item>
          <text:p text:style-name="P4">Terminar con éxito los estudios y las prácticas.</text:p>
        </text:list-item>
        <text:list-item>
          <text:p text:style-name="P4">Mejorar competencias técnicas (Java, JS, frameworks).</text:p>
        </text:list-item>
        <text:list-item>
          <text:p text:style-name="P4">Desarrollar un portfolio online.</text:p>
        </text:list-item>
        <text:list-item>
          <text:p text:style-name="P4">Potenciar el inglés técnico.</text:p>
        </text:list-item>
      </text:list>
      <text:p text:style-name="Text_20_body">Medio plazo (2-5 años)</text:p>
      <text:list text:style-name="L2">
        <text:list-item>
          <text:p text:style-name="P5">Conseguir el primer empleo estable en el sector IT.</text:p>
        </text:list-item>
        <text:list-item>
          <text:p text:style-name="P5">Dominar metodologías ágiles (Scrum, Kanban).</text:p>
        </text:list-item>
        <text:list-item>
          <text:p text:style-name="P5">Ampliar conocimientos en frameworks (React, Angular, Spring Boot).</text:p>
        </text:list-item>
        <text:list-item>
          <text:p text:style-name="P5">Hacer certificaciones profesionales.</text:p>
        </text:list-item>
      </text:list>
      <text:p text:style-name="Text_20_body">Largo plazo (5-10 años)</text:p>
      <text:list text:style-name="L3">
        <text:list-item>
          <text:p text:style-name="P6">Alcanzar un puesto de responsabilidad (líder de equipo, analista, arquitecta de software).</text:p>
        </text:list-item>
        <text:list-item>
          <text:p text:style-name="P6">Trabajar en proyectos internacionales o emprender un proyecto propio.</text:p>
        </text:list-item>
        <text:list-item>
          <text:p text:style-name="P6">Mantener un equilibrio entre desarrollo profesional y vida personal.</text:p>
        </text:list-item>
        <text:list-item>
          <text:p text:style-name="P6">Convertirse en referente dentro de un área concreta (ej: UX, seguridad web, IA aplicada al desarrollo).</text:p>
        </text:list-item>
      </text:list>
      <text:p text:style-name="P3"/>
      <text:p text:style-name="P2"/>
      <text:p text:style-name="P2">2. Práctica 2, crear una lista de personas conocidas que nos pueden ayudar en la búsqueda de</text:p>
      <text:p text:style-name="P2">empleo, indicando si son familia, amigos o conocidos y en qué nos pueden ayudar. Te puede</text:p>
      <text:p text:style-name="P2">servir de guía la diapositiva 18</text:p>
      <text:p text:style-name="P2"/>
      <text:h text:style-name="P1" text:outline-level="3"><text:span text:style-name="T1">Familia</text:span></text:h>
      <text:p text:style-name="Text_20_body"><text:span text:style-name="Strong_20_Emphasis"><text:span text:style-name="T2">-Tío que trabaja en el mercado</text:span></text:span><text:span text:style-name="T2"> → Puede recomendarme en su red de clientes y conocidos.</text:span></text:p>
      <text:p text:style-name="Text_20_body"><text:span text:style-name="Strong_20_Emphasis"><text:span text:style-name="T2">-Primos mayores</text:span></text:span><text:span text:style-name="T2"> → Me pueden avisar si en sus empresas necesitan perfiles junior.</text:span></text:p>
      <text:p text:style-name="Text_20_body"><text:span text:style-name="Strong_20_Emphasis"><text:span text:style-name="T2">-Padres</text:span></text:span><text:span text:style-name="T2"> → Apoyo logístico (información, transporte, contactos de confianza).</text:span></text:p>
      <text:p text:style-name="P2"/>
      <text:h text:style-name="P1" text:outline-level="3"><text:span text:style-name="T1">Amigos</text:span></text:h>
      <text:p text:style-name="Text_20_body"><text:span text:style-name="Strong_20_Emphasis"><text:span text:style-name="T2">-Compañeros del ciclo DAW</text:span></text:span><text:span text:style-name="T2"> → Compartir ofertas, preparar entrevistas, repasar temario técnico.</text:span></text:p>
      <text:p text:style-name="Text_20_body"><text:span text:style-name="Strong_20_Emphasis"><text:span text:style-name="T2">-Amigos que ya trabajan en IT</text:span></text:span><text:span text:style-name="T2"> → Pueden avisar de vacantes en sus empresas o recomendarme.</text:span></text:p>
      <text:p text:style-name="Text_20_body"><text:soft-page-break/><text:span text:style-name="Strong_20_Emphasis"><text:span text:style-name="T2">-Amigos de confianza</text:span></text:span><text:span text:style-name="T2"> → Me ayudan a grabar un videocurrículum o preparar la presentación de proyectos.</text:span></text:p>
      <text:p text:style-name="P2"/>
      <text:p text:style-name="P2"/>
      <text:p text:style-name="P2">3. Práctica 3, diapositivas 21 y 22, El video currículum o Elevator pitch</text:p>
      <text:p text:style-name="P2"/>
      <text:p text:style-name="P2">4. Práctica 4, diapositiva 24, Insertar demanda de empleo</text:p>
      <text:p text:style-name="P2"/>
      <text:p text:style-name="P2">5. Práctica 5, diapositivas 25 y 26, Análisis (busca un anuncio de tu perfil professional)</text:p>
      <text:p text:style-name="P2"/>
      <text:p text:style-name="P2">6. Práctica 6, diapositivas 30, 31 y 32, Realiza un mail de presentación para la oferta buscada</text:p>
      <text:p text:style-name="P2">y una carta de autocandidatura dirigida a cualquier empresa del sector.</text:p>
      <text:p text:style-name="P2"/>
      <text:p text:style-name="P2">7. Práctica 7, diapositivas 34, 35 y 36, Elabora currículum Cronológico inverso o funcional</text:p>
      <text:p text:style-name="P2"/>
      <text:p text:style-name="P2">8. Práctica 8, diapositivas 37 hasta 41, La entrevista de trabajo, se realizarán simulaciones de</text:p>
      <text:p text:style-name="P2">entrevistas de trabajo en el aul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7:55:42.783699763</meta:creation-date>
    <meta:generator>LibreOffice/7.5.6.2$Linux_X86_64 LibreOffice_project/50$Build-2</meta:generator>
    <dc:date>2025-09-17T18:39:27.479169214</dc:date>
    <meta:editing-duration>PT43M45S</meta:editing-duration>
    <meta:editing-cycles>1</meta:editing-cycles>
    <meta:document-statistic meta:table-count="0" meta:image-count="0" meta:object-count="0" meta:page-count="2" meta:paragraph-count="37" meta:word-count="394" meta:character-count="2471" meta:non-whitespace-character-count="2126"/>
  </office:meta>
</office:document-meta>
</file>